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6_1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udith Solis-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ne 4, 1894</text:p>
      <text:p text:style-name="P5">Month<text:tab/><text:tab/><text:tab/><text:tab/><text:tab/><text:tab/>June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Wissahickon Avenue, Germantown,/</text:p>
      <text:p text:style-name="P3">June the fourth, Eighteen/</text:p>
      <text:p text:style-name="P3">Hundred and Ninety four./</text:p>
      <text:p text:style-name="P2">Dear Dr. Morais,/</text:p>
      <text:p text:style-name="P2"><text:tab/>It is hoping to/ find you in your usually in-/dulgent mood, that I dare to/ send you this note and the ac-/comanying invitation for Com-/mencement./</text:p>
      <text:p text:style-name="P2"/>
      <text:p text:style-name="P2">[Page 2]</text:p>
      <text:p text:style-name="P2"><text:tab/>Could I have been Bar/ Mitzvah, or been confirmed, or/ were I even allowed to read a/ Haphtorah, I would not thus/ intrude on your time. <text:s/>But as/ such is not the case, I hope,/ more than I can express, that/ you will be able to attend our/ Commencement Exercises./</text:p>
      <text:p text:style-name="P2"><text:tab/>Had it not been for the de-/lightful instruction I received one/ day walking home from Synagogue,/ I would never have read Men-/delssohn's "Phaedo," and consequent-/ly could never have <text:soft-page-break/>written the/</text:p>
      <text:p text:style-name="P2"/>
      <text:p text:style-name="P2">[Page 3]</text:p>
      <text:p text:style-name="P2">essay which was chosen for one of the graduating/ theses./</text:p>
      <text:p text:style-name="P2"><text:tab/>Trusting that you cannot find it in/ your heart to bitterly disappoint a "sweet/ girl graduate,"/ Very Sincerely,/ Judith Solis-Cohen./</text:p>
      <text:p text:style-name="P2">P. S. There is a misprint in the invitations./ <text:s/>The exercises are to commence at 10 o'clock, not 10.30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1T14:32:50.17</meta:creation-date>
    <dc:date>2011-12-21T14:41:28.70</dc:date>
    <dc:creator>Penn Libraries</dc:creator>
    <meta:editing-duration>PT00H08M3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3" meta:word-count="338" meta:character-count="2298"/>
  </office:meta>
</office:document-meta>
</file>